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T20" style:parent-style-name="Standardnípísmoodstavce" style:family="text">
      <style:text-properties fo:color="#000000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  <style:text-properties fo:color="#000000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Základnítext" style:family="paragraph">
      <style:paragraph-properties fo:text-align="start"/>
      <style:text-properties fo:color="#000000"/>
    </style:style>
    <style:style style:name="P30" style:parent-style-name="Základnítext" style:family="paragraph">
      <style:paragraph-properties fo:text-align="start"/>
    </style:style>
    <style:style style:name="T31" style:parent-style-name="Standardnípísmoodstavce" style:family="text">
      <style:text-properties fo:color="#000000"/>
    </style:style>
    <style:style style:name="T32" style:parent-style-name="Standardnípísmoodstavce" style:family="text">
      <style:text-properties fo:color="#000000"/>
    </style:style>
    <style:style style:name="P33" style:parent-style-name="Základnítext" style:family="paragraph">
      <style:paragraph-properties fo:text-align="start"/>
      <style:text-properties fo:color="#000000"/>
    </style:style>
    <style:style style:name="P34" style:parent-style-name="Základnítext" style:family="paragraph">
      <style:paragraph-properties fo:text-align="start"/>
    </style:style>
    <style:style style:name="T35" style:parent-style-name="Standardnípísmoodstavce" style:family="text">
      <style:text-properties fo:color="#000000"/>
    </style:style>
    <style:style style:name="P36" style:parent-style-name="Základnítext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6/2022<text:bookmark-end text:name="Text14"/></text:p>
            <text:p text:style-name="Normální">KVOP-58271/2022<text:bookmark-end text:name="Text2"/></text:p>
            <text:p text:style-name="Normální"><text:bookmark-start text:name="Text6"/>14. 1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Ing. P<text:bookmark-end text:name="Text9"/>. P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 žádosti o informace a o vydání rozhodnutí o částečném odmítnutí žádosti podle zákona č. 106/1999 Sb., o svobodném přístupu k informacím</text:h>
      <text:p text:style-name="P18">Vážený pane inženýre,</text:p>
      <text:p text:style-name="P19">dne<text:s/><text:span text:style-name="T20">5 a 6. 11. 2022</text:span><text:s/>obdržela Kancelář veřejného ochránce práv Vaši žádost o informace. Žádáte o:</text:p>
      <text:list text:style-name="LFO3_1" text:continue-numbering="true">
        <text:list-item>
          <text:p text:style-name="P21">Informace ohledně platnosti a účinnosti ustanovení o nezbytných úpravách dle dosavadního zákona 183/2006 Sb (stavební zákon) k dnešnímu dni.</text:p>
        </text:list-item>
        <text:list-item>
          <text:p text:style-name="P22">Informace ohledně data platnosti a účinnosti obdobného ustanovení dle nového zákona 283/2001, včetně odkazu<text:s/>na obdobné ustanovení.</text:p>
        </text:list-item>
        <text:list-item>
          <text:p text:style-name="P23">Důvod neshledání veřejného zájmu při ztotožnění Dr. Varvařovským s Magistrátem.</text:p>
        </text:list-item>
        <text:list-item>
          <text:p text:style-name="P24">Datum právní moci zmiňovaných řízení Dr. Křečkem.</text:p>
        </text:list-item>
        <text:list-item>
          <text:p text:style-name="P25">Jak dospěl Dr. Varvařovský k závěru, že nebyla porušována žádná naše práva (tučně vytištěno v citaci Dr. Varvařovského Dr. Křečkem v dokumentu VOP 16017/2022).</text:p>
        </text:list-item>
        <text:list-item>
          <text:p text:style-name="P26">Proč nebylo shledáno se strany MMB a s ním ztotožněného VOP Dr. Varvařovského zbudování inkriminované komunikace v roce 1963 stavebníky sousední bytovky za stavbu ve smyslu definice SZ (jako nutný výsledek terénních úprav a stavební činnosti).</text:p>
        </text:list-item>
        <text:list-item>
          <text:p text:style-name="P27">Jaký význam to mělo dle Dr. Varvařovského na možnost či nemožnost nezbytných úprav z důvodu bezpečnostních aj. dle ust. SZ.</text:p>
        </text:list-item>
        <text:list-item>
          <text:p text:style-name="P28">Kdo byl a je vlastníkem cesty, když ÚZSVM před předáním pozemku SVJ tvrdil, že vlastník cesty a pozemku je odlišný.</text:p>
        </text:list-item>
      </text:list>
      <text:h text:style-name="Nadpis2" text:outline-level="2">Poskytujeme Vám tyto informace:</text:h>
      <text:h text:style-name="Nadpis2" text:outline-level="2">K bodu č. 1s</text:h>
      <text:p text:style-name="P29">Ustanovení § 137 zákona č. 183/2006 Sb., věnující se nezbytným úpravám vstoupilo v platnost dne 11. 5. 2006, účinnosti nabylo dne 1. 1. 2007.</text:p>
      <text:soft-page-break/>
      <text:h text:style-name="Nadpis2" text:outline-level="2">K bodu č. 2</text:h>
      <text:p text:style-name="P30">Předpokládám, že uvedené číslo předpisu 183/2001 je překlepem, neboť se jedná o zrušenou vyhlášku Ministerstva životního prostředí<text:span text:style-name="Značkapozn.podčarou"><text:note text:note-class="footnote" text:id="_ftn0"><text:note-citation>1</text:note-citation><text:note-body><text:p text:style-name="Textpozn.podčarou"><text:s/><text:span text:style-name="T31">Vyhláška Ministerstva životního prostředí o zásadách správné laboratorní praxe, postupu při ověřování jejich dodržování, postupu při vydávání a odním</text:span><text:span text:style-name="T32">ání osvědčení a postupu kontroly dodržování zásad správné laboratorní praxe při zkoušení vlastností chemických látek a chemických přípravků zrušena k 1. 5. 2004.</text:span></text:p></text:note-body></text:note></text:span>. S ohledem na souvislosti Vámi podané žádosti usuzuji, že žádáte o informace o předpisu, který<text:s/>nahrazuje stávající stavební zákon.</text:p>
      <text:p text:style-name="P33">Zákon č. 283/2021 Sb., tj. „nový stavební zákon“ je platný ode dne 29. 7. 2021, většina ustanovení tohoto zákona nabude účinnosti dne 1. 7. 2023. Obdobné ustanovení o nezbytných úpravách neobsahuje. Podobnosti vykazuje<text:s/>ustanovení § 295.</text:p>
      <text:p text:style-name="P34"><text:span text:style-name="T35">K bodům č. 3, 4, 5, 6, 7, a 8<text:s/></text:span><text:span text:style-name="Silné">Vám informace nemůžeme podat.</text:span><text:s/>Vysvětlení najdete v přiloženém rozhodnutí o částečném odmítnutí žádosti.</text:p>
      <text:p text:style-name="P36">S pozdravem</text:p>
      <text:p text:style-name="podpis">JUDr. Pavel Pořízek, Ph.D.</text:p>
      <text:p text:style-name="podpis">vedoucí Kanceláře veřejného ochránce práv</text:p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Rozhodnutí o částečném odmítnutí žádosti</text:p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2I73*</text:span></text:p>
        <text:p text:style-name="P12"><text:span text:style-name="T13">KVOPX00D2I73</text:span>KVOPX00D2I7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22T10:30:00Z</meta:creation-date>
    <dc:date>2022-11-22T10:3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51" meta:character-count="2422" meta:row-count="17" meta:non-whitespace-character-count="2075"/>
  </office:meta>
</office:document-meta>
</file>